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1000000B881081EC8A17CDA3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1-title">
      <style:graphic-properties draw:auto-grow-height="true" fo:min-height="1.771cm"/>
    </style:style>
    <style:style style:name="pr2" style:family="presentation" style:parent-style-name="Blue_5f_Curve1-outline1">
      <style:graphic-properties fo:min-height="5.576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771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Molecular Graph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rtain syntax</text:p>
              </text:list-item>
              <text:list-item>
                <text:p>GRAPPA translation</text:p>
              </text:list-item>
              <text:list-item>
                <text:p>Javascript</text:p>
              </text:list-item>
              <text:list-item>
                <text:p>Draw molecul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4" draw:layer="layout" svg:width="25.199cm" svg:height="1.771cm" svg:x="1.4cm" svg:y="0.837cm" presentation:class="title">
          <draw:text-box>
            <text:p>Tools &amp; metho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rello</text:p>
              </text:list-item>
              <text:list-item>
                <text:p>Bootstrap</text:p>
              </text:list-item>
              <text:list-item>
                <text:p>Bitbucket</text:p>
              </text:list-item>
              <text:list-item>
                <text:p>Git version control</text:p>
              </text:list-item>
              <text:list-item>
                <text:p>A drawing too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4" draw:layer="layout" svg:width="25.199cm" svg:height="1.771cm" svg:x="1.4cm" svg:y="0.837cm" presentation:class="title">
          <draw:text-box>
            <text:p>Technical knowled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avaScript</text:p>
              </text:list-item>
              <text:list-item>
                <text:p>HTML</text:p>
              </text:list-item>
              <text:list-item>
                <text:p>Java</text:p>
              </text:list-item>
              <text:list-item>
                <text:p>Basic understanding of CSS</text:p>
              </text:list-item>
              <text:list-item>
                <text:p>Basic understanding of GRAPP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2:33:26.022733817</meta:creation-date>
    <meta:editing-duration>PT9M51S</meta:editing-duration>
    <meta:editing-cycles>3</meta:editing-cycles>
    <meta:generator>LibreOffice/5.2.7.2$Linux_X86_64 LibreOffice_project/20m0$Build-2</meta:generator>
    <dc:title>Blue Curve</dc:title>
    <dc:date>2018-12-04T13:14:47.740798259</dc:date>
    <meta:document-statistic meta:object-count="47"/>
  </office:meta>
</office:document-meta>
</file>